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49">
            <text:p>49</text:p>
          </table:table-cell>
          <table:table-cell office:value-type="float" office:value="55.95">
            <text:p>55,95</text:p>
          </table:table-cell>
          <table:table-cell office:value-type="float" office:value="546.1">
            <text:p>546,1</text:p>
          </table:table-cell>
          <table:table-cell office:value-type="float" office:value="1.74676">
            <text:p>1,74676</text:p>
          </table:table-cell>
          <table:table-cell table:formula="of:=SQRT([.D1]^2-(COS(([.A1]+[.B1]/60)*2*PI()/360))^2)" office:value-type="float" office:value="1.62383316482874">
            <text:p>1,623833164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8.65">
            <text:p>48,65</text:p>
          </table:table-cell>
          <table:table-cell office:value-type="float" office:value="607.3">
            <text:p>607,3</text:p>
          </table:table-cell>
          <table:table-cell office:value-type="float" office:value="1.73790138">
            <text:p>1,73790138</text:p>
          </table:table-cell>
          <table:table-cell table:formula="of:=SQRT([.D2]^2-(COS(([.A2]+[.B2]/60)*2*PI()/360))^2)" office:value-type="float" office:value="1.61895811417842">
            <text:p>1,618958114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2.9">
            <text:p>22,9</text:p>
          </table:table-cell>
          <table:table-cell office:value-type="float" office:value="435.8">
            <text:p>435,8</text:p>
          </table:table-cell>
          <table:table-cell office:value-type="float" office:value="1.77591">
            <text:p>1,77591</text:p>
          </table:table-cell>
          <table:table-cell table:formula="of:=SQRT([.D3]^2-(COS(([.A3]+[.B3]/60)*2*PI()/360))^2)" office:value-type="float" office:value="1.64176014886325">
            <text:p>1,641760148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57">
            <text:p>57</text:p>
          </table:table-cell>
          <table:table-cell office:value-type="float" office:value="491.6">
            <text:p>491,6</text:p>
          </table:table-cell>
          <table:table-cell office:value-type="float" office:value="1.75813547">
            <text:p>1,75813547</text:p>
          </table:table-cell>
          <table:table-cell table:formula="of:=SQRT([.D5]^2-(COS(([.A5]+[.B5]/60)*2*PI()/360))^2)" office:value-type="float" office:value="1.6308778629593">
            <text:p>1,63087786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79.1">
            <text:p>579,1</text:p>
          </table:table-cell>
          <table:table-cell office:value-type="float" office:value="1.74159423">
            <text:p>1,74159423</text:p>
          </table:table-cell>
          <table:table-cell table:formula="of:=SQRT([.D6]^2-(COS(([.A6]+[.B6]/60)*2*PI()/360))^2)" office:value-type="float" office:value="1.6204005441531">
            <text:p>1,620400544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7.35">
            <text:p>27,35</text:p>
          </table:table-cell>
          <table:table-cell office:value-type="float" office:value="587.6">
            <text:p>587,6</text:p>
          </table:table-cell>
          <table:table-cell office:value-type="float" office:value="1.74042">
            <text:p>1,74042</text:p>
          </table:table-cell>
          <table:table-cell table:formula="of:=SQRT([.D7]^2-(COS(([.A7]+[.B7]/60)*2*PI()/360))^2)" office:value-type="float" office:value="1.619786859438">
            <text:p>1,619786859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8.2">
            <text:p>38,2</text:p>
          </table:table-cell>
          <table:table-cell office:value-type="float" office:value="546.1">
            <text:p>546,1</text:p>
          </table:table-cell>
          <table:table-cell office:value-type="float" office:value="1.74676">
            <text:p>1,74676</text:p>
          </table:table-cell>
          <table:table-cell table:formula="of:=SQRT([.D9]^2-(COS(([.A9]+[.B9]/60)*2*PI()/360))^2)" office:value-type="float" office:value="1.52014954978478">
            <text:p>1,520149549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3.3">
            <text:p>23,3</text:p>
          </table:table-cell>
          <table:table-cell office:value-type="float" office:value="607.3">
            <text:p>607,3</text:p>
          </table:table-cell>
          <table:table-cell office:value-type="float" office:value="1.73790138">
            <text:p>1,73790138</text:p>
          </table:table-cell>
          <table:table-cell table:formula="of:=SQRT([.D10]^2-(COS(([.A10]+[.B10]/60)*2*PI()/360))^2)" office:value-type="float" office:value="1.51895600200194">
            <text:p>1,51895600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7.5">
            <text:p>37,5</text:p>
          </table:table-cell>
          <table:table-cell office:value-type="float" office:value="491.6">
            <text:p>491,6</text:p>
          </table:table-cell>
          <table:table-cell office:value-type="float" office:value="1.75813547">
            <text:p>1,75813547</text:p>
          </table:table-cell>
          <table:table-cell table:formula="of:=SQRT([.D11]^2-(COS(([.A11]+[.B11]/60)*2*PI()/360))^2)" office:value-type="float" office:value="1.52333617274327">
            <text:p>1,523336172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3.5">
            <text:p>13,5</text:p>
          </table:table-cell>
          <table:table-cell office:value-type="float" office:value="435.8">
            <text:p>435,8</text:p>
          </table:table-cell>
          <table:table-cell office:value-type="float" office:value="1.77591">
            <text:p>1,77591</text:p>
          </table:table-cell>
          <table:table-cell table:formula="of:=SQRT([.D12]^2-(COS(([.A12]+[.B12]/60)*2*PI()/360))^2)" office:value-type="float" office:value="1.52822794581336">
            <text:p>1,528227945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9.75">
            <text:p>59,75</text:p>
          </table:table-cell>
          <table:table-cell office:value-type="float" office:value="404.7">
            <text:p>404,7</text:p>
          </table:table-cell>
          <table:table-cell office:value-type="float" office:value="1.7906">
            <text:p>1,7906</text:p>
          </table:table-cell>
          <table:table-cell table:formula="of:=SQRT([.D13]^2-(COS(([.A13]+[.B13]/60)*2*PI()/360))^2)" office:value-type="float" office:value="1.53183809413816">
            <text:p>1,531838094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5.6">
            <text:p>25,6</text:p>
          </table:table-cell>
          <table:table-cell office:value-type="float" office:value="577">
            <text:p>577</text:p>
          </table:table-cell>
          <table:table-cell office:value-type="float" office:value="1.74189363">
            <text:p>1,74189363</text:p>
          </table:table-cell>
          <table:table-cell table:formula="of:=SQRT([.D14]^2-(COS(([.A14]+[.B14]/60)*2*PI()/360))^2)" office:value-type="float" office:value="1.51857120571855">
            <text:p>1,518571205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9.45">
            <text:p>29,45</text:p>
          </table:table-cell>
          <table:table-cell office:value-type="float" office:value="579.1">
            <text:p>579,1</text:p>
          </table:table-cell>
          <table:table-cell office:value-type="float" office:value="1.74159423">
            <text:p>1,74159423</text:p>
          </table:table-cell>
          <table:table-cell table:formula="of:=SQRT([.D15]^2-(COS(([.A15]+[.B15]/60)*2*PI()/360))^2)" office:value-type="float" office:value="1.51855611450878">
            <text:p>1,518556114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1.85">
            <text:p>41,85</text:p>
          </table:table-cell>
          <table:table-cell office:value-type="float" office:value="587.6">
            <text:p>587,6</text:p>
          </table:table-cell>
          <table:table-cell office:value-type="float" office:value="1.74042">
            <text:p>1,74042</text:p>
          </table:table-cell>
          <table:table-cell table:formula="of:=SQRT([.D16]^2-(COS(([.A16]+[.B16]/60)*2*PI()/360))^2)" office:value-type="float" office:value="1.51826981083551">
            <text:p>1,5182698108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404.7">
            <text:p>404,7</text:p>
          </table:table-cell>
          <table:table-cell office:value-type="float" office:value="1.79073">
            <text:p>1,79073</text:p>
          </table:table-cell>
          <table:table-cell table:formula="of:=SQRT([.D19]^2-COS(([.A19]+[.B19]/60)*2*PI()/360)*SQRT([.D19]^2-(COS(([.A19]+[.B19]/60)*2*PI()/360))^2))" office:value-type="float" office:value="1.38430356057392">
            <text:p>1,384303560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404.7">
            <text:p>404,7</text:p>
          </table:table-cell>
          <table:table-cell office:value-type="float" office:value="1.79073">
            <text:p>1,79073</text:p>
          </table:table-cell>
          <table:table-cell table:formula="of:=SQRT([.D20]^2-COS(([.A20]+[.B20]/60)*2*PI()/360)*SQRT([.D20]^2-(COS(([.A20]+[.B20]/60)*2*PI()/360))^2))" office:value-type="float" office:value="1.38386137047322">
            <text:p>1,383861370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5.45">
            <text:p>45,45</text:p>
          </table:table-cell>
          <table:table-cell office:value-type="float" office:value="404.7">
            <text:p>404,7</text:p>
          </table:table-cell>
          <table:table-cell office:value-type="float" office:value="1.79073">
            <text:p>1,79073</text:p>
          </table:table-cell>
          <table:table-cell table:formula="of:=SQRT([.D21]^2-COS(([.A21]+[.B21]/60)*2*PI()/360)*SQRT([.D21]^2-(COS(([.A21]+[.B21]/60)*2*PI()/360))^2))" office:value-type="float" office:value="1.38250403772772">
            <text:p>1,382504037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8.7">
            <text:p>28,7</text:p>
          </table:table-cell>
          <table:table-cell office:value-type="float" office:value="404.7">
            <text:p>404,7</text:p>
          </table:table-cell>
          <table:table-cell office:value-type="float" office:value="1.79073">
            <text:p>1,79073</text:p>
          </table:table-cell>
          <table:table-cell table:formula="of:=SQRT([.D22]^2-COS(([.A22]+[.B22]/60)*2*PI()/360)*SQRT([.D22]^2-(COS(([.A22]+[.B22]/60)*2*PI()/360))^2))" office:value-type="float" office:value="1.3812910900941">
            <text:p>1,381291090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2.9">
            <text:p>12,9</text:p>
          </table:table-cell>
          <table:table-cell office:value-type="float" office:value="404.7">
            <text:p>404,7</text:p>
          </table:table-cell>
          <table:table-cell office:value-type="float" office:value="1.79073">
            <text:p>1,79073</text:p>
          </table:table-cell>
          <table:table-cell table:formula="of:=SQRT([.D23]^2-COS(([.A23]+[.B23]/60)*2*PI()/360)*SQRT([.D23]^2-(COS(([.A23]+[.B23]/60)*2*PI()/360))^2))" office:value-type="float" office:value="1.38015794967987">
            <text:p>1,3801579497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6.4">
            <text:p>46,4</text:p>
          </table:table-cell>
          <table:table-cell office:value-type="float" office:value="404.7">
            <text:p>404,7</text:p>
          </table:table-cell>
          <table:table-cell office:value-type="float" office:value="1.79073">
            <text:p>1,79073</text:p>
          </table:table-cell>
          <table:table-cell table:formula="of:=SQRT([.D24]^2-COS(([.A24]+[.B24]/60)*2*PI()/360)*SQRT([.D24]^2-(COS(([.A24]+[.B24]/60)*2*PI()/360))^2))" office:value-type="float" office:value="1.37828139859775">
            <text:p>1,3782813986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3.3">
            <text:p>33,3</text:p>
          </table:table-cell>
          <table:table-cell office:value-type="float" office:value="404.7">
            <text:p>404,7</text:p>
          </table:table-cell>
          <table:table-cell office:value-type="float" office:value="1.79073">
            <text:p>1,79073</text:p>
          </table:table-cell>
          <table:table-cell table:formula="of:=SQRT([.D25]^2-COS(([.A25]+[.B25]/60)*2*PI()/360)*SQRT([.D25]^2-(COS(([.A25]+[.B25]/60)*2*PI()/360))^2))" office:value-type="float" office:value="1.37736482106605">
            <text:p>1,377364821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7.6">
            <text:p>17,6</text:p>
          </table:table-cell>
          <table:table-cell office:value-type="float" office:value="404.7">
            <text:p>404,7</text:p>
          </table:table-cell>
          <table:table-cell office:value-type="float" office:value="1.79073">
            <text:p>1,79073</text:p>
          </table:table-cell>
          <table:table-cell table:formula="of:=SQRT([.D26]^2-COS(([.A26]+[.B26]/60)*2*PI()/360)*SQRT([.D26]^2-(COS(([.A26]+[.B26]/60)*2*PI()/360))^2))" office:value-type="float" office:value="1.37627596584927">
            <text:p>1,376275965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.75">
            <text:p>5,75</text:p>
          </table:table-cell>
          <table:table-cell office:value-type="float" office:value="404.7">
            <text:p>404,7</text:p>
          </table:table-cell>
          <table:table-cell office:value-type="float" office:value="1.79073">
            <text:p>1,79073</text:p>
          </table:table-cell>
          <table:table-cell table:formula="of:=SQRT([.D27]^2-COS(([.A27]+[.B27]/60)*2*PI()/360)*SQRT([.D27]^2-(COS(([.A27]+[.B27]/60)*2*PI()/360))^2))" office:value-type="float" office:value="1.37546107320831">
            <text:p>1,375461073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6.35">
            <text:p>46,35</text:p>
          </table:table-cell>
          <table:table-cell office:value-type="float" office:value="404.7">
            <text:p>404,7</text:p>
          </table:table-cell>
          <table:table-cell office:value-type="float" office:value="1.79073">
            <text:p>1,79073</text:p>
          </table:table-cell>
          <table:table-cell table:formula="of:=SQRT([.D28]^2-COS(([.A28]+[.B28]/60)*2*PI()/360)*SQRT([.D28]^2-(COS(([.A28]+[.B28]/60)*2*PI()/360))^2))" office:value-type="float" office:value="1.37413987407294">
            <text:p>1,374139874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7.85">
            <text:p>47,85</text:p>
          </table:table-cell>
          <table:table-cell office:value-type="float" office:value="546.1">
            <text:p>546,1</text:p>
          </table:table-cell>
          <table:table-cell office:value-type="float" office:value="1.74724">
            <text:p>1,74724</text:p>
          </table:table-cell>
          <table:table-cell table:formula="of:=SQRT([.D30]^2-COS(([.A30]+[.B30]/60)*2*PI()/360)*SQRT([.D30]^2-(COS(([.A30]+[.B30]/60)*2*PI()/360))^2))" office:value-type="float" office:value="1.36409042749568">
            <text:p>1,364090427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546.1">
            <text:p>546,1</text:p>
          </table:table-cell>
          <table:table-cell office:value-type="float" office:value="1.74724">
            <text:p>1,74724</text:p>
          </table:table-cell>
          <table:table-cell table:formula="of:=SQRT([.D31]^2-COS(([.A31]+[.B31]/60)*2*PI()/360)*SQRT([.D31]^2-(COS(([.A31]+[.B31]/60)*2*PI()/360))^2))" office:value-type="float" office:value="1.3638502016731">
            <text:p>1,363850201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6.8">
            <text:p>26,8</text:p>
          </table:table-cell>
          <table:table-cell office:value-type="float" office:value="546.1">
            <text:p>546,1</text:p>
          </table:table-cell>
          <table:table-cell office:value-type="float" office:value="1.74724">
            <text:p>1,74724</text:p>
          </table:table-cell>
          <table:table-cell table:formula="of:=SQRT([.D32]^2-COS(([.A32]+[.B32]/60)*2*PI()/360)*SQRT([.D32]^2-(COS(([.A32]+[.B32]/60)*2*PI()/360))^2))" office:value-type="float" office:value="1.36232451677613">
            <text:p>1,362324516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4.9">
            <text:p>14,9</text:p>
          </table:table-cell>
          <table:table-cell office:value-type="float" office:value="546.1">
            <text:p>546,1</text:p>
          </table:table-cell>
          <table:table-cell office:value-type="float" office:value="1.74724">
            <text:p>1,74724</text:p>
          </table:table-cell>
          <table:table-cell table:formula="of:=SQRT([.D33]^2-COS(([.A33]+[.B33]/60)*2*PI()/360)*SQRT([.D33]^2-(COS(([.A33]+[.B33]/60)*2*PI()/360))^2))" office:value-type="float" office:value="1.36133479957112">
            <text:p>1,361334799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58.3">
            <text:p>58,3</text:p>
          </table:table-cell>
          <table:table-cell office:value-type="float" office:value="546.1">
            <text:p>546,1</text:p>
          </table:table-cell>
          <table:table-cell office:value-type="float" office:value="1.74724">
            <text:p>1,74724</text:p>
          </table:table-cell>
          <table:table-cell table:formula="of:=SQRT([.D34]^2-COS(([.A34]+[.B34]/60)*2*PI()/360)*SQRT([.D34]^2-(COS(([.A34]+[.B34]/60)*2*PI()/360))^2))" office:value-type="float" office:value="1.35996455324716">
            <text:p>1,359964553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9.1">
            <text:p>39,1</text:p>
          </table:table-cell>
          <table:table-cell office:value-type="float" office:value="546.1">
            <text:p>546,1</text:p>
          </table:table-cell>
          <table:table-cell office:value-type="float" office:value="1.74724">
            <text:p>1,74724</text:p>
          </table:table-cell>
          <table:table-cell table:formula="of:=SQRT([.D35]^2-COS(([.A35]+[.B35]/60)*2*PI()/360)*SQRT([.D35]^2-(COS(([.A35]+[.B35]/60)*2*PI()/360))^2))" office:value-type="float" office:value="1.35839475801287">
            <text:p>1,358394758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5.7">
            <text:p>25,7</text:p>
          </table:table-cell>
          <table:table-cell office:value-type="float" office:value="546.1">
            <text:p>546,1</text:p>
          </table:table-cell>
          <table:table-cell office:value-type="float" office:value="1.74724">
            <text:p>1,74724</text:p>
          </table:table-cell>
          <table:table-cell table:formula="of:=SQRT([.D36]^2-COS(([.A36]+[.B36]/60)*2*PI()/360)*SQRT([.D36]^2-(COS(([.A36]+[.B36]/60)*2*PI()/360))^2))" office:value-type="float" office:value="1.35730875025897">
            <text:p>1,357308750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5.05">
            <text:p>15,05</text:p>
          </table:table-cell>
          <table:table-cell office:value-type="float" office:value="546.1">
            <text:p>546,1</text:p>
          </table:table-cell>
          <table:table-cell office:value-type="float" office:value="1.74724">
            <text:p>1,74724</text:p>
          </table:table-cell>
          <table:table-cell table:formula="of:=SQRT([.D37]^2-COS(([.A37]+[.B37]/60)*2*PI()/360)*SQRT([.D37]^2-(COS(([.A37]+[.B37]/60)*2*PI()/360))^2))" office:value-type="float" office:value="1.35645123407125">
            <text:p>1,356451234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.4">
            <text:p>2,4</text:p>
          </table:table-cell>
          <table:table-cell office:value-type="float" office:value="546.1">
            <text:p>546,1</text:p>
          </table:table-cell>
          <table:table-cell office:value-type="float" office:value="1.74724">
            <text:p>1,74724</text:p>
          </table:table-cell>
          <table:table-cell table:formula="of:=SQRT([.D38]^2-COS(([.A38]+[.B38]/60)*2*PI()/360)*SQRT([.D38]^2-(COS(([.A38]+[.B38]/60)*2*PI()/360))^2))" office:value-type="float" office:value="1.35543914576373">
            <text:p>1,3554391458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9.95">
            <text:p>49,95</text:p>
          </table:table-cell>
          <table:table-cell office:value-type="float" office:value="546.1">
            <text:p>546,1</text:p>
          </table:table-cell>
          <table:table-cell office:value-type="float" office:value="1.74724">
            <text:p>1,74724</text:p>
          </table:table-cell>
          <table:table-cell table:formula="of:=SQRT([.D39]^2-COS(([.A39]+[.B39]/60)*2*PI()/360)*SQRT([.D39]^2-(COS(([.A39]+[.B39]/60)*2*PI()/360))^2))" office:value-type="float" office:value="1.35444991167368">
            <text:p>1,354449911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2.75">
            <text:p>32,75</text:p>
          </table:table-cell>
          <table:table-cell office:value-type="float" office:value="579.1">
            <text:p>579,1</text:p>
          </table:table-cell>
          <table:table-cell office:value-type="float" office:value="1.74093">
            <text:p>1,74093</text:p>
          </table:table-cell>
          <table:table-cell table:formula="of:=SQRT([.D41]^2-COS(([.A41]+[.B41]/60)*2*PI()/360)*SQRT([.D41]^2-(COS(([.A41]+[.B41]/60)*2*PI()/360))^2))" office:value-type="float" office:value="1.36177403346023">
            <text:p>1,361774033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0.5">
            <text:p>30,5</text:p>
          </table:table-cell>
          <table:table-cell office:value-type="float" office:value="579.1">
            <text:p>579,1</text:p>
          </table:table-cell>
          <table:table-cell office:value-type="float" office:value="1.74093">
            <text:p>1,74093</text:p>
          </table:table-cell>
          <table:table-cell table:formula="of:=SQRT([.D42]^2-COS(([.A42]+[.B42]/60)*2*PI()/360)*SQRT([.D42]^2-(COS(([.A42]+[.B42]/60)*2*PI()/360))^2))" office:value-type="float" office:value="1.36158042163738">
            <text:p>1,3615804216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0.8">
            <text:p>10,8</text:p>
          </table:table-cell>
          <table:table-cell office:value-type="float" office:value="579.1">
            <text:p>579,1</text:p>
          </table:table-cell>
          <table:table-cell office:value-type="float" office:value="1.74093">
            <text:p>1,74093</text:p>
          </table:table-cell>
          <table:table-cell table:formula="of:=SQRT([.D43]^2-COS(([.A43]+[.B43]/60)*2*PI()/360)*SQRT([.D43]^2-(COS(([.A43]+[.B43]/60)*2*PI()/360))^2))" office:value-type="float" office:value="1.35989471983321">
            <text:p>1,3598947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.5">
            <text:p>1,5</text:p>
          </table:table-cell>
          <table:table-cell office:value-type="float" office:value="579.1">
            <text:p>579,1</text:p>
          </table:table-cell>
          <table:table-cell office:value-type="float" office:value="1.74093">
            <text:p>1,74093</text:p>
          </table:table-cell>
          <table:table-cell table:formula="of:=SQRT([.D44]^2-COS(([.A44]+[.B44]/60)*2*PI()/360)*SQRT([.D44]^2-(COS(([.A44]+[.B44]/60)*2*PI()/360))^2))" office:value-type="float" office:value="1.3591048458343">
            <text:p>1,359104845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3.2">
            <text:p>43,2</text:p>
          </table:table-cell>
          <table:table-cell office:value-type="float" office:value="579.1">
            <text:p>579,1</text:p>
          </table:table-cell>
          <table:table-cell office:value-type="float" office:value="1.74093">
            <text:p>1,74093</text:p>
          </table:table-cell>
          <table:table-cell table:formula="of:=SQRT([.D45]^2-COS(([.A45]+[.B45]/60)*2*PI()/360)*SQRT([.D45]^2-(COS(([.A45]+[.B45]/60)*2*PI()/360))^2))" office:value-type="float" office:value="1.35756166131325">
            <text:p>1,357561661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6.85">
            <text:p>26,85</text:p>
          </table:table-cell>
          <table:table-cell office:value-type="float" office:value="579.1">
            <text:p>579,1</text:p>
          </table:table-cell>
          <table:table-cell office:value-type="float" office:value="1.74093">
            <text:p>1,74093</text:p>
          </table:table-cell>
          <table:table-cell table:formula="of:=SQRT([.D46]^2-COS(([.A46]+[.B46]/60)*2*PI()/360)*SQRT([.D46]^2-(COS(([.A46]+[.B46]/60)*2*PI()/360))^2))" office:value-type="float" office:value="1.35619535360625">
            <text:p>1,356195353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579.1">
            <text:p>579,1</text:p>
          </table:table-cell>
          <table:table-cell office:value-type="float" office:value="1.74093">
            <text:p>1,74093</text:p>
          </table:table-cell>
          <table:table-cell table:formula="of:=SQRT([.D47]^2-COS(([.A47]+[.B47]/60)*2*PI()/360)*SQRT([.D47]^2-(COS(([.A47]+[.B47]/60)*2*PI()/360))^2))" office:value-type="float" office:value="1.35496457364951">
            <text:p>1,354964573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.45">
            <text:p>3,45</text:p>
          </table:table-cell>
          <table:table-cell office:value-type="float" office:value="579.1">
            <text:p>579,1</text:p>
          </table:table-cell>
          <table:table-cell office:value-type="float" office:value="1.74093">
            <text:p>1,74093</text:p>
          </table:table-cell>
          <table:table-cell table:formula="of:=SQRT([.D48]^2-COS(([.A48]+[.B48]/60)*2*PI()/360)*SQRT([.D48]^2-(COS(([.A48]+[.B48]/60)*2*PI()/360))^2))" office:value-type="float" office:value="1.35426033950278">
            <text:p>1,354260339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8.7">
            <text:p>48,7</text:p>
          </table:table-cell>
          <table:table-cell office:value-type="float" office:value="579.1">
            <text:p>579,1</text:p>
          </table:table-cell>
          <table:table-cell office:value-type="float" office:value="1.74093">
            <text:p>1,74093</text:p>
          </table:table-cell>
          <table:table-cell table:formula="of:=SQRT([.D49]^2-COS(([.A49]+[.B49]/60)*2*PI()/360)*SQRT([.D49]^2-(COS(([.A49]+[.B49]/60)*2*PI()/360))^2))" office:value-type="float" office:value="1.35305298717188">
            <text:p>1,353052987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8.8">
            <text:p>38,8</text:p>
          </table:table-cell>
          <table:table-cell office:value-type="float" office:value="579.1">
            <text:p>579,1</text:p>
          </table:table-cell>
          <table:table-cell office:value-type="float" office:value="1.74093">
            <text:p>1,74093</text:p>
          </table:table-cell>
          <table:table-cell table:formula="of:=SQRT([.D50]^2-COS(([.A50]+[.B50]/60)*2*PI()/360)*SQRT([.D50]^2-(COS(([.A50]+[.B50]/60)*2*PI()/360))^2))" office:value-type="float" office:value="1.35224799382873">
            <text:p>1,3522479938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5">15.04.2012</text:date>, <text:time>21:30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ran </meta:initial-creator>
    <meta:creation-date>2012-04-15T18:45:46</meta:creation-date>
    <dc:date>2012-04-15T21:30:54</dc:date>
    <dc:creator>Bobran </dc:creator>
    <meta:editing-duration>PT13M37S</meta:editing-duration>
    <meta:editing-cycles>1</meta:editing-cycles>
    <meta:document-statistic meta:table-count="3" meta:cell-count="220" meta:object-count="0"/>
    <meta:generator>LibreOffice/3.4$Linux LibreOffice_project/340m1$Build-402</meta:generator>
  </office:meta>
</office:document-meta>
</file>